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d0d2" officeooo:paragraph-rsid="0018d0d2"/>
    </style:style>
    <style:style style:name="P2" style:family="paragraph" style:parent-style-name="Standard">
      <style:text-properties officeooo:rsid="00141616" officeooo:paragraph-rsid="0018d0d2"/>
    </style:style>
    <style:style style:name="P3" style:family="paragraph" style:parent-style-name="Standard">
      <style:text-properties officeooo:rsid="00141616" officeooo:paragraph-rsid="0018d185"/>
    </style:style>
    <style:style style:name="P4" style:family="paragraph" style:parent-style-name="Standard">
      <style:text-properties officeooo:paragraph-rsid="0018d0d2"/>
    </style:style>
    <style:style style:name="P5" style:family="paragraph" style:parent-style-name="Standard">
      <style:text-properties officeooo:paragraph-rsid="0018d185"/>
    </style:style>
    <style:style style:name="P6" style:family="paragraph" style:parent-style-name="Standard">
      <style:text-properties officeooo:rsid="0018d185" officeooo:paragraph-rsid="0018d185"/>
    </style:style>
    <style:style style:name="P7" style:family="paragraph" style:parent-style-name="Standard">
      <style:text-properties officeooo:rsid="0018d185" officeooo:paragraph-rsid="001a2900"/>
    </style:style>
    <style:style style:name="P8" style:family="paragraph" style:parent-style-name="Standard">
      <style:text-properties fo:color="#808080" style:font-name="Arial" fo:font-size="14pt" fo:font-weight="bold" officeooo:rsid="0018d185" officeooo:paragraph-rsid="0018d185" style:font-name-asian="Arial Unicode MS" style:font-size-asian="14pt" style:font-weight-asian="bold" style:font-name-complex="Tahoma" style:font-size-complex="14pt" style:font-weight-complex="bold"/>
    </style:style>
    <style:style style:name="P9" style:family="paragraph" style:parent-style-name="Standard">
      <style:text-properties fo:color="#808080" style:font-name="Arial" fo:font-size="14pt" fo:font-weight="bold" officeooo:rsid="001a2900" officeooo:paragraph-rsid="001a2900" style:font-name-asian="Arial Unicode MS" style:font-size-asian="14pt" style:font-weight-asian="bold" style:font-name-complex="Tahoma" style:font-size-complex="14pt" style:font-weight-complex="bold"/>
    </style:style>
    <style:style style:name="P10" style:family="paragraph" style:parent-style-name="Standard">
      <style:text-properties officeooo:paragraph-rsid="001a2900"/>
    </style:style>
    <style:style style:name="P11" style:family="paragraph" style:parent-style-name="Standard">
      <style:text-properties officeooo:rsid="001a2900" officeooo:paragraph-rsid="001a2900"/>
    </style:style>
    <style:style style:name="T1" style:family="text">
      <style:text-properties officeooo:rsid="0018d0d2"/>
    </style:style>
    <style:style style:name="T2" style:family="text">
      <style:text-properties officeooo:rsid="0018d185"/>
    </style:style>
    <style:style style:name="T3" style:family="text">
      <style:text-properties fo:color="#808080" style:font-name="Arial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T4" style:family="text">
      <style:text-properties officeooo:rsid="001a2900"/>
    </style:style>
    <style:style style:name="T5" style:family="text">
      <style:text-properties officeooo:rsid="001b3d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2" text:name="py3o.i2"/>
        <text:user-field-decl office:value-type="string" office:string-value="i3.val" text:name="py3o.i3.val"/>
        <text:user-field-decl office:value-type="string" office:string-value="global.val" text:name="py3o.global.val"/>
        <text:user-field-decl office:value-type="string" office:string-value="i6" text:name="py3o.i6"/>
        <text:user-field-decl office:value-type="string" office:string-value="i7.val" text:name="py3o.i7.val"/>
        <text:user-field-decl office:value-type="string" office:string-value="i8_1" text:name="py3o.i8_1"/>
        <text:user-field-decl office:value-type="string" office:string-value="i9.val" text:name="py3o.i9.val"/>
        <text:user-field-decl office:value-type="string" office:string-value="i10_1.val" text:name="py3o.i10_1.val"/>
      </text:user-field-decls>
      <text:p text:style-name="Title">All-in-one for loops test</text:p>
      <text:h text:style-name="Heading_20_3" text:outline-level="3">Empty <text:span text:style-name="T2">for loop</text:span></text:h>
      <text:p text:style-name="P1"/>
      <text:p text:style-name="P2"><text:a xlink:type="simple" xlink:href="py3o://for=%22i1%20in%20my1list%22"><text:span text:style-name="T2">for="i1 in my1list"</text:span></text:a></text:p>
      <text:p text:style-name="P4"><text:a xlink:type="simple" xlink:href="py3o:///for"><text:span text:style-name="T1">/for</text:span></text:a></text:p>
      <text:p text:style-name="P4"/>
      <text:h text:style-name="Heading_20_3" text:outline-level="3">Access in-loop <text:span text:style-name="T2">variable</text:span></text:h>
      <text:p text:style-name="P5"/>
      <text:p text:style-name="P5"><text:a xlink:type="simple" xlink:href="py3o://for=%22i2%20in%20my2list%22"><text:span text:style-name="T2">for="i2 in my2list"</text:span></text:a></text:p>
      <text:p text:style-name="P3"><text:tab/><text:user-field-get text:name="py3o.i2">i2</text:user-field-get></text:p>
      <text:p text:style-name="P5"><text:a xlink:type="simple" xlink:href="py3o:///for"><text:span text:style-name="T1">/for</text:span></text:a></text:p>
      <text:p text:style-name="P5"/>
      <text:p text:style-name="P8">Access in-loop variable with attribute</text:p>
      <text:p text:style-name="P6"/>
      <text:p text:style-name="P5"><text:a xlink:type="simple" xlink:href="py3o://for=%22i3%20in%20my3list%22"><text:span text:style-name="T2">for="i3 in my3list"</text:span></text:a></text:p>
      <text:p text:style-name="P3"><text:tab/><text:user-field-get text:name="py3o.i3.val">i3.val</text:user-field-get></text:p>
      <text:p text:style-name="P6"><text:a xlink:type="simple" xlink:href="py3o:///for"><text:span text:style-name="T1">/for</text:span></text:a></text:p>
      <text:p text:style-name="P6"/>
      <text:p text:style-name="P8">Access global variable inside loop</text:p>
      <text:p text:style-name="P6"/>
      <text:p text:style-name="P5"><text:a xlink:type="simple" xlink:href="py3o://for=%22i4%20in%20my4list%22"><text:span text:style-name="T2">for="i4 in my4list"</text:span></text:a></text:p>
      <text:p text:style-name="P6"><text:tab/><text:user-field-get text:name="py3o.global.val">global.val</text:user-field-get></text:p>
      <text:p text:style-name="P6"><text:a xlink:type="simple" xlink:href="py3o:///for"><text:span text:style-name="T1">/for</text:span></text:a></text:p>
      <text:p text:style-name="P5"/>
      <text:p text:style-name="P8">Iterator with attribute</text:p>
      <text:p text:style-name="P6"/>
      <text:p text:style-name="P5"><text:a xlink:type="simple" xlink:href="py3o://for=%22i5%20in%20global.my5list%22"><text:span text:style-name="T2">for="i5 in global.my5list"</text:span></text:a></text:p>
      <text:p text:style-name="P6"><text:a xlink:type="simple" xlink:href="py3o:///for"><text:span text:style-name="T1">/for</text:span></text:a></text:p>
      <text:p text:style-name="P6"/>
      <text:p text:style-name="P8">Iterator with attribute and in-loop variable</text:p>
      <text:p text:style-name="P6"/>
      <text:p text:style-name="P5"><text:a xlink:type="simple" xlink:href="py3o://for=%22i6%20in%20global.my6list%22"><text:span text:style-name="T2">for="i6 in global.my6list"</text:span></text:a></text:p>
      <text:p text:style-name="P5"><text:tab/><text:user-field-get text:name="py3o.i6">i6</text:user-field-get></text:p>
      <text:p text:style-name="P6"><text:a xlink:type="simple" xlink:href="py3o:///for"><text:span text:style-name="T1">/for</text:span></text:a></text:p>
      <text:p text:style-name="P6"/>
      <text:h text:style-name="Heading_20_3" text:outline-level="3">I<text:span text:style-name="T3">terator with attribute and in-loop variable with attribute</text:span></text:h>
      <text:p text:style-name="P6"/>
      <text:p text:style-name="P5"><text:a xlink:type="simple" xlink:href="py3o://for=%22i7%20in%20global.my7list%22"><text:span text:style-name="T2">for="i7 in global.my7list"</text:span></text:a></text:p>
      <text:p text:style-name="P5"><text:tab/><text:user-field-get text:name="py3o.i7.val">i7.val</text:user-field-get></text:p>
      <text:p text:style-name="P6"><text:a xlink:type="simple" xlink:href="py3o:///for"><text:span text:style-name="T1">/for</text:span></text:a></text:p>
      <text:p text:style-name="P6"/>
      <text:p text:style-name="P6"/>
      <text:p text:style-name="P9"><text:soft-page-break/>Access of variable in nested loop</text:p>
      <text:p text:style-name="P11"/>
      <text:p text:style-name="P10"><text:a xlink:type="simple" xlink:href="py3o://for=%22i8%20in%20my8list%22"><text:span text:style-name="T4">for="i8 in my8list"</text:span></text:a></text:p>
      <text:p text:style-name="P10"><text:a xlink:type="simple" xlink:href="py3o://for=%22i8_1%20in%20i8%22"><text:span text:style-name="T4">for="i8_1 in i8"</text:span></text:a></text:p>
      <text:p text:style-name="P10"><text:tab/><text:user-field-get text:name="py3o.i8_1">i8_1</text:user-field-get></text:p>
      <text:p text:style-name="P7"><text:a xlink:type="simple" xlink:href="py3o:///for"><text:span text:style-name="T1">/for</text:span></text:a></text:p>
      <text:p text:style-name="P7"><text:a xlink:type="simple" xlink:href="py3o:///for"><text:span text:style-name="T1">/for</text:span></text:a></text:p>
      <text:p text:style-name="P7"/>
      <text:p text:style-name="P9">Access of parent variable in nested loop</text:p>
      <text:p text:style-name="P10"/>
      <text:p text:style-name="P10"><text:a xlink:type="simple" xlink:href="py3o://for=%22i9%20in%20my9list%22"><text:span text:style-name="T4">for="i9 in my9list"</text:span></text:a></text:p>
      <text:p text:style-name="P10"><text:a xlink:type="simple" xlink:href="py3o://for=&quot;i9_1 in i9.mylist&quot;"><text:span text:style-name="T5">for="i9_1 in i9.mylist"</text:span></text:a></text:p>
      <text:p text:style-name="P10"><text:tab/><text:user-field-get text:name="py3o.i9.val">i9.val</text:user-field-get></text:p>
      <text:p text:style-name="P7"><text:a xlink:type="simple" xlink:href="py3o:///for"><text:span text:style-name="T1">/for</text:span></text:a></text:p>
      <text:p text:style-name="P7"><text:a xlink:type="simple" xlink:href="py3o:///for"><text:span text:style-name="T1">/for</text:span></text:a></text:p>
      <text:p text:style-name="P7"/>
      <text:p text:style-name="P9">Access of variable in nested loop with attribute</text:p>
      <text:p text:style-name="P11"/>
      <text:p text:style-name="P10"><text:a xlink:type="simple" xlink:href="py3o://for=%22i10%20in%20my10list%22"><text:span text:style-name="T4">for="i10 in my10list"</text:span></text:a></text:p>
      <text:p text:style-name="P10"><text:a xlink:type="simple" xlink:href="py3o://for=%22i10_1%20in%20i10.my_list%22"><text:span text:style-name="T4">for="i10_1 in i10.my_list"</text:span></text:a></text:p>
      <text:p text:style-name="P10"><text:tab/><text:user-field-get text:name="py3o.i10_1.val">i10_1.val</text:user-field-get></text:p>
      <text:p text:style-name="P7"><text:a xlink:type="simple" xlink:href="py3o:///for"><text:span text:style-name="T1">/for</text:span></text:a></text:p>
      <text:p text:style-name="P7"><text:a xlink:type="simple" xlink:href="py3o:///for"><text:span text:style-name="T1">/for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Florent Aide</meta:initial-creator>
    <meta:creation-date>2010-09-07T17:55:48</meta:creation-date>
    <dc:date>2014-11-28T17:36:46.243919357</dc:date>
    <dc:language>en-GB</dc:language>
    <meta:editing-cycles>27</meta:editing-cycles>
    <meta:editing-duration>PT3H7M40S</meta:editing-duration>
    <dc:creator>Anael Lorimier</dc:creator>
    <meta:document-statistic meta:table-count="0" meta:image-count="0" meta:object-count="0" meta:page-count="2" meta:paragraph-count="45" meta:word-count="118" meta:character-count="764" meta:non-whitespace-character-count="683"/>
    <meta:user-defined meta:name="Info 1"/>
    <meta:user-defined meta:name="Info 2"/>
    <meta:user-defined meta:name="Info 3"/>
    <meta:user-defined meta:name="Info 4"/>
  </office:meta>
</office:document-meta>
</file>